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i>X</mi>
      <mi>I</mi>
    </mrow>
    <annotation encoding="StarMath 5.0">%CHI%IOT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vante Schubert</meta:initial-creator>
    <meta:creation-date>2009-09-29T07:23:42</meta:creation-date>
    <meta:generator>OOo-dev/3.2$Unix OpenOffice.org_project/300m58$Build-9423</meta:generator>
  </office:meta>
</office:document-meta>
</file>